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84a9" officeooo:paragraph-rsid="001b84a9"/>
    </style:style>
    <style:style style:name="P2" style:family="paragraph" style:parent-style-name="Standard">
      <style:text-properties officeooo:rsid="001b84a9" officeooo:paragraph-rsid="001d3b19"/>
    </style:style>
    <style:style style:name="P3" style:family="paragraph" style:parent-style-name="Standard">
      <style:text-properties officeooo:rsid="001b88ff" officeooo:paragraph-rsid="001b88ff"/>
    </style:style>
    <style:style style:name="P4" style:family="paragraph" style:parent-style-name="Standard">
      <style:text-properties officeooo:rsid="001d3b19" officeooo:paragraph-rsid="001d3b19"/>
    </style:style>
    <style:style style:name="P5" style:family="paragraph" style:parent-style-name="Standard">
      <style:text-properties officeooo:rsid="001d3b19" officeooo:paragraph-rsid="001e34c7"/>
    </style:style>
    <style:style style:name="P6" style:family="paragraph" style:parent-style-name="Standard" style:list-style-name="L1">
      <style:text-properties officeooo:paragraph-rsid="001d3b19"/>
    </style:style>
    <style:style style:name="P7" style:family="paragraph" style:parent-style-name="Standard">
      <style:text-properties officeooo:rsid="001e34c7" officeooo:paragraph-rsid="001e34c7"/>
    </style:style>
    <style:style style:name="P8" style:family="paragraph" style:parent-style-name="Standard" style:list-style-name="L2">
      <style:text-properties officeooo:paragraph-rsid="001e34c7"/>
    </style:style>
    <style:style style:name="P9" style:family="paragraph" style:parent-style-name="Standard">
      <style:text-properties officeooo:rsid="00202f75" officeooo:paragraph-rsid="00202f75"/>
    </style:style>
    <style:style style:name="P10" style:family="paragraph" style:parent-style-name="Standard" style:list-style-name="L2">
      <style:text-properties officeooo:rsid="00218050" officeooo:paragraph-rsid="00218050"/>
    </style:style>
    <style:style style:name="T1" style:family="text">
      <style:text-properties officeooo:rsid="001b88ff"/>
    </style:style>
    <style:style style:name="T2" style:family="text">
      <style:text-properties officeooo:rsid="001d3b19"/>
    </style:style>
    <style:style style:name="T3" style:family="text">
      <style:text-properties officeooo:rsid="001e21ba"/>
    </style:style>
    <style:style style:name="T4" style:family="text">
      <style:text-properties officeooo:rsid="001e34c7"/>
    </style:style>
    <style:style style:name="T5" style:family="text">
      <style:text-properties officeooo:rsid="00202f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sse trabalho, iremos analisar um modelo de parque de diversões para identificar medidas de desempenho relevantes <text:span text:style-name="T1">n</text:span>o sistema.</text:p>
      <text:p text:style-name="P1"><text:line-break/>Modelo Parque de Diversões - <text:span text:style-name="T2">Base</text:span></text:p>
      <text:p text:style-name="P1"/>
      <text:p text:style-name="P2">Nesse trabalho irei apresentar dois tipos de modelos diferentes, porém com a mesma base. Ambos modelam <text:span text:style-name="T2">o básico para </text:span>um parque de diversões, no nosso caso: <text:s/></text:p>
      <text:p text:style-name="P2"/>
      <text:list xml:id="list2638403539" text:style-name="L1">
        <text:list-item>
          <text:p text:style-name="P6"><text:span text:style-name="T2">Fila entrada 1(F1), </text:span></text:p>
        </text:list-item>
        <text:list-item>
          <text:p text:style-name="P6"><text:span text:style-name="T2">Fila entrada 2(F2), </text:span></text:p>
        </text:list-item>
        <text:list-item>
          <text:p text:style-name="P6"><text:span text:style-name="T2">Brinquedo 1(B1), </text:span></text:p>
        </text:list-item>
        <text:list-item>
          <text:p text:style-name="P6"><text:span text:style-name="T2">Brinquedo 2(B2), </text:span></text:p>
        </text:list-item>
        <text:list-item>
          <text:p text:style-name="P6"><text:span text:style-name="T2">Restaurantes(R), </text:span></text:p>
        </text:list-item>
        <text:list-item>
          <text:p text:style-name="P6"><text:span text:style-name="T2">Banheiros(r).</text:span></text:p>
        </text:list-item>
      </text:list>
      <text:p text:style-name="P1"/>
      <text:p text:style-name="P9">Todas as pessoas que chegam no parque devem passar por alguma fila de entrada. Quando a pessoa estiver dentro do parque, terá a possibilidade de ir para qualquer atração, mas nunca voltar para uma fila de entrada. É possível utilizar o mesmo brinquedo mais de uma vez. Após a entrada no restaurante, a pessoa é obrigada a se retirar do parque.</text:p>
      <text:p text:style-name="P9"/>
      <text:p text:style-name="P3">Em um modelo real, possuíriamos <text:span text:style-name="T2">outras categorias de</text:span> atrações e/ou variáveis. Contudo, <text:span text:style-name="T4">usaremos esse modelo menos complexo,</text:span> para facilitar os cálculos de desempenho<text:span text:style-name="T2">, </text:span>válidos para o estudo em questão.</text:p>
      <text:p text:style-name="P3"/>
      <text:p text:style-name="P4">Modelo 1 – Descrição</text:p>
      <text:p text:style-name="P4"/>
      <text:p text:style-name="P5">Como de costume, qualquer sistema possui uma entidade responsável pelo seu gerenciamento, <text:span text:style-name="T4">vamos supor que a gerência nos forneceu os dados do contexto atual</text:span>.</text:p>
      <text:p text:style-name="P5"/>
      <text:list xml:id="list905203101" text:style-name="L2">
        <text:list-item>
          <text:p text:style-name="P8"><text:span text:style-name="T5">As pessoas chegam no parque segundo processos de poisson, com Taxa = 10</text:span></text:p>
        </text:list-item>
        <text:list-item>
          <text:p text:style-name="P8"><text:span text:style-name="T4">Probabilidade F1 = Probabilidade F2 = 0.5</text:span></text:p>
        </text:list-item>
        <text:list-item>
          <text:p text:style-name="P10">Quando estiver dentro do parque, a pessoa terá 1% de chance de ir embora.</text:p>
        </text:list-item>
      </text:list>
      <text:p text:style-name="P7"/>
      <text:p text:style-name="P7"/>
      <text:p text:style-name="P5"><text:s/></text:p>
      <text:p text:style-name="P5"><text:span text:style-name="T4">O</text:span> parque de diversões <text:span text:style-name="T4">no contexto atual, será chamado</text:span> de “<text:span text:style-name="T3">UFF Magic Kingdom</text:span>”<text:span text:style-name="T3">(UffMK) .</text:span></text:p>
      <text:p text:style-name="P4"/>
      <text:p text:style-name="P4"/>
      <text:p text:style-name="P4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7T18:36:17.012463884</meta:creation-date>
    <dc:date>2019-11-17T19:45:24.537368513</dc:date>
    <meta:editing-duration>PT2M8S</meta:editing-duration>
    <meta:editing-cycles>1</meta:editing-cycles>
    <meta:document-statistic meta:table-count="0" meta:image-count="0" meta:object-count="0" meta:page-count="1" meta:paragraph-count="18" meta:word-count="236" meta:character-count="1420" meta:non-whitespace-character-count="1200"/>
    <meta:generator>LibreOffice/6.0.7.3$Linux_X86_64 LibreOffice_project/00m0$Build-3</meta:generator>
  </office:meta>
</office:document-meta>
</file>